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081" officeooo:paragraph-rsid="000f30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&gt; Highest priority for chrome:</text:p>
      <text:p text:style-name="P1">akhil@akhil-hp-pavilion:~ $ pidof chrome</text:p>
      <text:p text:style-name="P1">11948 11900 11893 11876 11871 11869 11858 11832 11804 11780 11758 11745 11720 4952 4802 4205 3145 3032 3019 2972 2849 2775 2770 2671 2605 2603 2460</text:p>
      <text:p text:style-name="P1">akhil@akhil-hp-pavilion:~ $ sudo renice -n -20 -p 11948</text:p>
      <text:p text:style-name="P1">11948 (process ID) old priority 0, new priority -20</text:p>
      <text:p text:style-name="P1"/>
      <text:p text:style-name="P1">&gt; Lowest priority of chrome: </text:p>
      <text:p text:style-name="P1">akhil@akhil-hp-pavilion:~ $ pidof chrome</text:p>
      <text:p text:style-name="P1">11948 11900 11893 11876 11871 11869 11858 11832 11804 11780 11758 11745 11720 4952 4802 4205 3145 3032 3019 2972 2849 2775 2770 2671 2605 2603 2460</text:p>
      <text:p text:style-name="P1">akhil@akhil-hp-pavilion:~ $ sudo renice -n 20 -p 11948</text:p>
      <text:p text:style-name="P1">11948 (process ID) old priority -20, new priority 19</text:p>
      <text:p text:style-name="P1">akhil@akhil-hp-pavilion:~ $ </text:p>
      <text:p text:style-name="P1"/>
      <text:p text:style-name="P1"/>
      <text:p text:style-name="P1">&gt; Priority of 10:</text:p>
      <text:p text:style-name="P1">akhil@akhil-hp-pavilion:~ $ pidof chrome</text:p>
      <text:p text:style-name="P1">11948 11900 11893 11876 11871 11869 11858 11832 11804 11780 11758 11745 11720 4952 4802 4205 3145 3032 3019 2972 2849 2775 2770 2671 2605 2603 2460</text:p>
      <text:p text:style-name="P1">akhil@akhil-hp-pavilion:~ $ sudo renice -n 10 -p 11948</text:p>
      <text:p text:style-name="P1">11948 (process ID) old priority 19, new priority 10</text:p>
      <text:p text:style-name="P1"/>
      <text:p text:style-name="P1"/>
      <text:p text:style-name="P1">&gt; Directory starts with “a”:</text:p>
      <text:p text:style-name="P1">akhil@akhil-hp-pavilion:~/Documents $ ls test | grep "a"</text:p>
      <text:p text:style-name="P1">a123.txt</text:p>
      <text:p text:style-name="P1">a233.txt</text:p>
      <text:p text:style-name="P1">a4323.txt</text:p>
      <text:p text:style-name="P1"/>
      <text:p text:style-name="P1">&gt; Starts with “a”,second is number and ends with txt:</text:p>
      <text:p text:style-name="P1">akhil@akhil-hp-pavilion:~/Documents $ ls test | grep -P "a(\d+).txt"</text:p>
      <text:p text:style-name="P1">a123.txt</text:p>
      <text:p text:style-name="P1">a233.txt</text:p>
      <text:p text:style-name="P1">a4323.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09:22:48.218631627</meta:creation-date>
    <dc:date>2020-10-21T09:32:37.765040581</dc:date>
    <meta:editing-duration>PT9M53S</meta:editing-duration>
    <meta:editing-cycles>1</meta:editing-cycles>
    <meta:document-statistic meta:table-count="0" meta:image-count="0" meta:object-count="0" meta:page-count="1" meta:paragraph-count="26" meta:word-count="196" meta:character-count="1237" meta:non-whitespace-character-count="1065"/>
    <meta:generator>LibreOffice/6.4.6.2$Linux_X86_64 LibreOffice_project/40$Build-2</meta:generator>
  </office:meta>
</office:document-meta>
</file>